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0c7" officeooo:paragraph-rsid="0008d0c7"/>
    </style:style>
    <style:style style:name="P2" style:family="paragraph" style:parent-style-name="Standard" style:list-style-name="L1">
      <style:text-properties officeooo:rsid="000e0ae0" officeooo:paragraph-rsid="000e0ae0"/>
    </style:style>
    <style:style style:name="P3" style:family="paragraph" style:parent-style-name="Standard" style:list-style-name="L1">
      <style:text-properties officeooo:rsid="000be5cb" officeooo:paragraph-rsid="000be5cb"/>
    </style:style>
    <style:style style:name="P4" style:family="paragraph" style:parent-style-name="Standard" style:list-style-name="L1">
      <style:text-properties officeooo:rsid="000ad66f" officeooo:paragraph-rsid="000ad66f"/>
    </style:style>
    <style:style style:name="P5" style:family="paragraph" style:parent-style-name="Standard" style:list-style-name="L1">
      <style:text-properties officeooo:rsid="00090217" officeooo:paragraph-rsid="00090217"/>
    </style:style>
    <style:style style:name="P6" style:family="paragraph" style:parent-style-name="Standard" style:list-style-name="L1">
      <style:text-properties officeooo:rsid="00094cb8" officeooo:paragraph-rsid="00094cb8"/>
    </style:style>
    <style:style style:name="P7" style:family="paragraph" style:parent-style-name="Standard" style:list-style-name="L1">
      <style:text-properties officeooo:rsid="0008de9d" officeooo:paragraph-rsid="0008de9d"/>
    </style:style>
    <style:style style:name="P8" style:family="paragraph" style:parent-style-name="Standard" style:list-style-name="L1">
      <style:text-properties officeooo:rsid="0010610e" officeooo:paragraph-rsid="0010610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8707248" text:style-name="L1">
        <text:list-item>
          <text:p text:style-name="P1">Title</text:p>
        </text:list-item>
        <text:list-item>
          <text:p text:style-name="P2">Outline</text:p>
        </text:list-item>
        <text:list-item>
          <text:p text:style-name="P1">About Me</text:p>
        </text:list-item>
        <text:list-item>
          <text:p text:style-name="P2">Problem Statement</text:p>
        </text:list-item>
        <text:list-item>
          <text:p text:style-name="P1">Containers</text:p>
          <text:list>
            <text:list-item>
              <text:p text:style-name="P1">What are containers?</text:p>
              <text:list>
                <text:list-item>
                  <text:p text:style-name="P3">Self-contained</text:p>
                </text:list-item>
                <text:list-item>
                  <text:p text:style-name="P3">(Typically) Single Process</text:p>
                </text:list-item>
                <text:list-item>
                  <text:p text:style-name="P3">Different from Vms</text:p>
                </text:list-item>
                <text:list-item>
                  <text:p text:style-name="P3">Ephemeral or stateless</text:p>
                </text:list-item>
              </text:list>
            </text:list-item>
            <text:list-item>
              <text:p text:style-name="P1">Docker</text:p>
              <text:list>
                <text:list-item>
                  <text:p text:style-name="P4">There are many alternatives but I mostly use Docker</text:p>
                </text:list-item>
              </text:list>
            </text:list-item>
            <text:list-item>
              <text:p text:style-name="P1">Dockerfile</text:p>
              <text:list>
                <text:list-item>
                  <text:p text:style-name="P5">Basic Structure</text:p>
                </text:list-item>
                <text:list-item>
                  <text:p text:style-name="P5">Multi-stage Builds</text:p>
                </text:list-item>
                <text:list-item>
                  <text:p text:style-name="P6">Building an Image</text:p>
                </text:list-item>
              </text:list>
            </text:list-item>
            <text:list-item>
              <text:p text:style-name="P1">Starting &amp; Stopping</text:p>
              <text:list>
                <text:list-item>
                  <text:p text:style-name="P5">docker run</text:p>
                </text:list-item>
                <text:list-item>
                  <text:p text:style-name="P4">ports</text:p>
                </text:list-item>
                <text:list-item>
                  <text:p text:style-name="P4">environment variables</text:p>
                </text:list-item>
              </text:list>
            </text:list-item>
            <text:list-item>
              <text:p text:style-name="P1">Demo 0</text:p>
            </text:list-item>
          </text:list>
        </text:list-item>
        <text:list-item>
          <text:p text:style-name="P1">Databases &amp; Similar Dependencies</text:p>
          <text:list>
            <text:list-item>
              <text:p text:style-name="P1">Integration Testing with Databases</text:p>
            </text:list-item>
            <text:list-item>
              <text:p text:style-name="P5">Managing State</text:p>
            </text:list-item>
            <text:list-item>
              <text:p text:style-name="P5">Cleaning Up</text:p>
            </text:list-item>
            <text:list-item>
              <text:p text:style-name="P7">Demo 1</text:p>
            </text:list-item>
          </text:list>
        </text:list-item>
        <text:list-item>
          <text:p text:style-name="P1">Startup &amp; Teardown</text:p>
          <text:list>
            <text:list-item>
              <text:p text:style-name="P1">Docker Compose</text:p>
            </text:list-item>
            <text:list-item>
              <text:p text:style-name="P4">Transient Containers</text:p>
            </text:list-item>
            <text:list-item>
              <text:p text:style-name="P4">Demo 2</text:p>
            </text:list-item>
          </text:list>
        </text:list-item>
        <text:list-item>
          <text:p text:style-name="P8">Ephemeral Apps</text:p>
          <text:list>
            <text:list-item>
              <text:p text:style-name="P8">EF Core Migration Service</text:p>
            </text:list-item>
            <text:list-item>
              <text:p text:style-name="P4">Demo 3</text:p>
            </text:list-item>
          </text:list>
        </text:list-item>
        <text:list-item>
          <text:p text:style-name="P1">.NET Aspire</text:p>
          <text:list>
            <text:list-item>
              <text:p text:style-name="P4">Demo 4</text:p>
            </text:list-item>
          </text:list>
        </text:list-item>
        <text:list-item>
          <text:p text:style-name="P1">Dev Containers</text:p>
          <text:list>
            <text:list-item>
              <text:p text:style-name="P4">Demo 5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18:50:16.611000000</meta:creation-date>
    <dc:date>2024-07-25T21:53:13.258000000</dc:date>
    <meta:editing-duration>PT7H58M43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7" meta:word-count="124" meta:character-count="684" meta:non-whitespace-character-count="613"/>
  </office:meta>
</office:document-meta>
</file>